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textarea-vertical-align="top" draw:auto-grow-height="true" fo:min-height="0.763cm" fo:min-width="8.892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026cm" svg:stroke-color="#f59240" draw:fill="gradient" draw:fill-gradient-name="Gradient_20_16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be4b48" draw:fill="gradient" draw:fill-gradient-name="Gradient_20_13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4f81bd" draw:fill="none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c0504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5" style:family="paragraph">
      <style:paragraph-properties fo:text-align="start"/>
      <style:text-properties fo:font-size="18pt"/>
    </style:style>
    <style:style style:name="T1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color="#000000" style:text-line-through-style="none" fo:font-family="'Courier New'" fo:font-size="12pt" fo:letter-spacing="normal" fo:font-style="normal" style:text-underline-style="none" fo:font-weight="bold" style:font-size-asian="12pt" style:font-style-asian="normal" style:font-weight-asian="bold" style:font-family-complex="'Courier New'" style:font-size-complex="12pt" style:font-style-complex="normal" style:font-weight-complex="bold"/>
    </style:style>
    <style:style style:name="T3" style:family="text">
      <style:text-properties fo:color="#000000" style:text-line-through-style="none" fo:font-family="'Courier New'" fo:font-size="14pt" fo:letter-spacing="normal" fo:font-style="normal" style:text-underline-style="none" fo:font-weight="bold" style:font-size-asian="14pt" style:font-style-asian="normal" style:font-weight-asian="bold" style:font-family-complex="'Courier New'" style:font-size-complex="14pt" style:font-style-complex="normal" style:font-weight-complex="bold"/>
    </style:style>
    <style:style style:name="T4" style:family="text">
      <style:text-properties fo:color="#000000" style:text-line-through-style="none" fo:font-family="'Courier New'" fo:font-size="11pt" fo:letter-spacing="normal" fo:font-style="normal" style:text-underline-style="none" fo:font-weight="bold" style:font-size-asian="11pt" style:font-style-asian="normal" style:font-weight-asian="bold" style:font-family-complex="'Courier New'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terminado">
        <draw:custom-shape draw:name="TextBox 6" draw:style-name="gr1" draw:text-style-name="P2" draw:layer="layout" svg:width="9.392cm" svg:height="1.013cm" svg:x="-0.7cm" svg:y="3.631cm">
          <text:p text:style-name="P1"><text:span text:style-name="T1">Segment Index in MPD only</text:span></text:p>
          <draw:enhanced-geometry svg:viewBox="0 0 21600 21600" draw:type="rectangle" draw:enhanced-path="M 0 0 L 21600 0 21600 21600 0 21600 0 0 Z N"/>
        </draw:custom-shape>
        <draw:custom-shape draw:name="Document 9" draw:style-name="gr2" draw:text-style-name="P3" draw:layer="layout" svg:width="8.042cm" svg:height="2.751cm" svg:x="1.111cm" svg:y="4.689cm">
          <text:p text:style-name="P1"><text:span text:style-name="T2">&lt;MPD&gt;</text:span></text:p>
          <text:p text:style-name="P1"><text:span text:style-name="T2"><text:s text:c="2"/></text:span><text:span text:style-name="T2">...</text:span></text:p>
          <text:p text:style-name="P1"><text:span text:style-name="T2"><text:s text:c="2"/></text:span><text:span text:style-name="T2">&lt;URL sourceURL="seg1.mp4"/&gt;</text:span></text:p>
          <text:p text:style-name="P1"><text:span text:style-name="T2"><text:s text:c="2"/></text:span><text:span text:style-name="T2">&lt;URL sourceURL="seg2.mp4"/&gt;</text:span></text:p>
          <text:p text:style-name="P1"><text:span text:style-name="T2">&lt;/MPD&gt;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Rectangle 10" draw:style-name="gr3" draw:text-style-name="P3" draw:layer="layout" svg:width="3.174cm" svg:height="1.057cm" svg:x="14.023cm" svg:y="3.419cm">
          <text:p text:style-name="P4"><text:span text:style-name="T3">seg1.mp4</text:span></text:p>
          <draw:enhanced-geometry svg:viewBox="0 0 21600 21600" draw:type="rectangle" draw:enhanced-path="M 0 0 L 21600 0 21600 21600 0 21600 0 0 Z N"/>
        </draw:custom-shape>
        <draw:custom-shape draw:name="Rectangle 11" draw:style-name="gr3" draw:text-style-name="P3" draw:layer="layout" svg:width="3.174cm" svg:height="1.057cm" svg:x="14.023cm" svg:y="4.689cm">
          <text:p text:style-name="P4"><text:span text:style-name="T3">seg2.mp4</text:span></text:p>
          <draw:enhanced-geometry svg:viewBox="0 0 21600 21600" draw:type="rectangle" draw:enhanced-path="M 0 0 L 21600 0 21600 21600 0 21600 0 0 Z N"/>
        </draw:custom-shape>
        <draw:custom-shape draw:name="Rectangle 12" draw:style-name="gr3" draw:text-style-name="P3" draw:layer="layout" svg:width="3.174cm" svg:height="1.057cm" svg:x="14.023cm" svg:y="5.959cm">
          <text:p text:style-name="P4"><text:span text:style-name="T3">...</text:span></text:p>
          <draw:enhanced-geometry svg:viewBox="0 0 21600 21600" draw:type="rectangle" draw:enhanced-path="M 0 0 L 21600 0 21600 21600 0 21600 0 0 Z N"/>
        </draw:custom-shape>
        <draw:connector draw:name="Straight Arrow Connector 14" draw:style-name="gr4" draw:text-style-name="P5" draw:layer="layout" svg:x1="8.731cm" svg:y1="5.959cm" svg:x2="14.234cm" svg:y2="4.265cm" svg:d="m8731 5959h2752v-1694h2751">
          <text:p/>
        </draw:connector>
        <draw:connector draw:name="Straight Arrow Connector 16" draw:style-name="gr4" draw:text-style-name="P5" draw:layer="layout" svg:x1="8.731cm" svg:y1="6.594cm" svg:x2="14.234cm" svg:y2="5.535cm" svg:d="m8731 6594h2752v-1059h2751">
          <text:p/>
        </draw:connector>
        <draw:custom-shape draw:name="Document 19" draw:style-name="gr2" draw:text-style-name="P3" draw:layer="layout" svg:width="11.852cm" svg:height="2.751cm" svg:x="1.111cm" svg:y="7.652cm">
          <text:p text:style-name="P1"><text:span text:style-name="T2">&lt;MPD&gt;</text:span></text:p>
          <text:p text:style-name="P1"><text:span text:style-name="T2"><text:s text:c="2"/></text:span><text:span text:style-name="T2">...</text:span></text:p>
          <text:p text:style-name="P1"><text:span text:style-name="T2"><text:s text:c="2"/></text:span><text:span text:style-name="T2">&lt;URL sourceURL="seg.mp4" range="0-499"/&gt;</text:span></text:p>
          <text:p text:style-name="P1"><text:span text:style-name="T2"><text:s text:c="2"/></text:span><text:span text:style-name="T2">&lt;URL sourceURL="seg.mp4" range="500-999"/&gt;</text:span></text:p>
          <text:p text:style-name="P1"><text:span text:style-name="T2">&lt;/MPD&gt;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Rectangle 20" draw:style-name="gr3" draw:text-style-name="P3" draw:layer="layout" svg:width="9.524cm" svg:height="1.057cm" svg:x="14.023cm" svg:y="7.652cm">
          <text:p text:style-name="P4"><text:span text:style-name="T3">seg.mp4</text:span></text:p>
          <draw:enhanced-geometry svg:viewBox="0 0 21600 21600" draw:type="rectangle" draw:enhanced-path="M 0 0 L 21600 0 21600 21600 0 21600 0 0 Z N"/>
        </draw:custom-shape>
        <draw:custom-shape draw:name="Left Brace 21" draw:style-name="gr5" draw:text-style-name="P3" draw:layer="layout" svg:width="0.634cm" svg:height="3.174cm" draw:transform="rotate (1.5707963267949) translate (14.023cm 9.55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Left Brace 26" draw:style-name="gr5" draw:text-style-name="P3" draw:layer="layout" svg:width="0.634cm" svg:height="3.174cm" draw:transform="rotate (1.5707963267949) translate (17.198cm 9.55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name="Elbow Connector 28" draw:style-name="gr4" draw:text-style-name="P5" draw:layer="layout" svg:x1="10.847cm" svg:y1="9.134cm" svg:x2="15.61cm" svg:y2="9.557cm" svg:d="m10847 9134h2382v423h2381">
          <text:p/>
        </draw:connector>
        <draw:connector draw:name="Elbow Connector 41" draw:style-name="gr4" draw:text-style-name="P5" draw:layer="layout" svg:x1="10.424cm" svg:y1="9.769cm" svg:x2="18.785cm" svg:y2="9.557cm" svg:d="m10424 9769h4181v-212h4180">
          <text:p/>
        </draw:connector>
        <draw:line draw:name="Straight Connector 49" draw:style-name="gr6" draw:text-style-name="P5" draw:layer="layout" svg:x1="17.197cm" svg:y1="7.753cm" svg:x2="17.197cm" svg:y2="8.599cm">
          <text:p/>
        </draw:line>
        <draw:line draw:name="Straight Connector 50" draw:style-name="gr6" draw:text-style-name="P5" draw:layer="layout" svg:x1="20.372cm" svg:y1="7.763cm" svg:x2="20.372cm" svg:y2="8.609cm">
          <text:p/>
        </draw:line>
        <draw:custom-shape draw:name="Document 51" draw:style-name="gr2" draw:text-style-name="P3" draw:layer="layout" svg:width="8.466cm" svg:height="2.539cm" svg:x="1.111cm" svg:y="11.462cm">
          <text:p text:style-name="P1"><text:span text:style-name="T2">&lt;MPD&gt;</text:span></text:p>
          <text:p text:style-name="P1"><text:span text:style-name="T2"><text:s text:c="2"/></text:span><text:span text:style-name="T2">...</text:span></text:p>
          <text:p text:style-name="P1"><text:span text:style-name="T2"><text:s text:c="2"/></text:span><text:span text:style-name="T2">&lt;Index sourceURL="idx.mp4"/&gt;</text:span></text:p>
          <text:p text:style-name="P1"><text:span text:style-name="T2"><text:s text:c="2"/></text:span><text:span text:style-name="T2">&lt;URL sourceURL="seg.mp4"/&gt;</text:span></text:p>
          <text:p text:style-name="P1"><text:span text:style-name="T2">&lt;/MPD&gt;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Rectangle 52" draw:style-name="gr3" draw:text-style-name="P3" draw:layer="layout" svg:width="9.524cm" svg:height="1.057cm" svg:x="14.023cm" svg:y="13.367cm">
          <text:p text:style-name="P4"><text:span text:style-name="T3">seg.mp4</text:span></text:p>
          <draw:enhanced-geometry svg:viewBox="0 0 21600 21600" draw:type="rectangle" draw:enhanced-path="M 0 0 L 21600 0 21600 21600 0 21600 0 0 Z N"/>
        </draw:custom-shape>
        <draw:custom-shape draw:name="Rectangle 53" draw:style-name="gr3" draw:text-style-name="P3" draw:layer="layout" svg:width="1.481cm" svg:height="1.057cm" svg:x="14.023cm" svg:y="11.462cm">
          <text:p text:style-name="P4"><text:span text:style-name="T4">idx.mp4</text:span></text:p>
          <draw:enhanced-geometry svg:viewBox="0 0 21600 21600" draw:type="rectangle" draw:enhanced-path="M 0 0 L 21600 0 21600 21600 0 21600 0 0 Z N"/>
        </draw:custom-shape>
        <draw:connector draw:name="Straight Arrow Connector 54" draw:style-name="gr4" draw:text-style-name="P5" draw:layer="layout" svg:x1="8.731cm" svg:y1="12.732cm" svg:x2="14.446cm" svg:y2="12.097cm" svg:d="m8731 12732h2858v-635h2857">
          <text:p/>
        </draw:connector>
        <draw:connector draw:name="Straight Arrow Connector 55" draw:style-name="gr4" draw:text-style-name="P5" draw:layer="layout" svg:x1="8.519cm" svg:y1="13.367cm" svg:x2="14.446cm" svg:y2="13.579cm" svg:d="m8519 13367h2964v212h2963">
          <text:p/>
        </draw:connector>
        <draw:connector draw:name="Straight Arrow Connector 57" draw:style-name="gr4" draw:text-style-name="P5" draw:layer="layout" svg:x1="15.292cm" svg:y1="12.309cm" svg:x2="15.61cm" svg:y2="12.944cm" svg:d="m15292 12309v318h318v317">
          <text:p/>
        </draw:connector>
        <draw:custom-shape draw:name="Left Brace 59" draw:style-name="gr5" draw:text-style-name="P3" draw:layer="layout" svg:width="0.422cm" svg:height="3.174cm" draw:transform="rotate (-1.5707963267949) translate (17.198cm 12.9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Left Brace 60" draw:style-name="gr5" draw:text-style-name="P3" draw:layer="layout" svg:width="0.422cm" svg:height="3.174cm" draw:transform="rotate (-1.5707963267949) translate (20.373cm 12.9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Left Brace 61" draw:style-name="gr5" draw:text-style-name="P3" draw:layer="layout" svg:width="0.422cm" svg:height="3.174cm" draw:transform="rotate (-1.5707963267949) translate (23.548cm 12.9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name="Straight Connector 64" draw:style-name="gr6" draw:text-style-name="P5" draw:layer="layout" svg:x1="17.197cm" svg:y1="13.478cm" svg:x2="17.197cm" svg:y2="14.324cm">
          <text:p/>
        </draw:line>
        <draw:line draw:name="Straight Connector 65" draw:style-name="gr6" draw:text-style-name="P5" draw:layer="layout" svg:x1="20.372cm" svg:y1="13.478cm" svg:x2="20.372cm" svg:y2="14.324cm">
          <text:p/>
        </draw:line>
        <draw:connector draw:name="Straight Arrow Connector 66" draw:style-name="gr4" draw:text-style-name="P5" draw:layer="layout" svg:x1="15.081cm" svg:y1="12.097cm" svg:x2="18.785cm" svg:y2="12.944cm" svg:d="m15081 12097h1852v847h1852">
          <text:p/>
        </draw:connector>
        <draw:connector draw:name="Straight Arrow Connector 70" draw:style-name="gr4" draw:text-style-name="P5" draw:layer="layout" svg:x1="15.081cm" svg:y1="11.674cm" svg:x2="21.96cm" svg:y2="12.944cm" svg:d="m15081 11674h3440v1270h3439">
          <text:p/>
        </draw:connector>
        <draw:custom-shape draw:name="Document 73" draw:style-name="gr2" draw:text-style-name="P3" draw:layer="layout" svg:width="8.466cm" svg:height="2.539cm" svg:x="1.111cm" svg:y="15.061cm">
          <text:p text:style-name="P1"><text:span text:style-name="T2">&lt;MPD&gt;</text:span></text:p>
          <text:p text:style-name="P1"><text:span text:style-name="T2"><text:s text:c="2"/></text:span><text:span text:style-name="T2">...</text:span></text:p>
          <text:p text:style-name="P1"><text:span text:style-name="T2"><text:s text:c="2"/></text:span><text:span text:style-name="T2">&lt;BaseURL&gt;seg.mp4&lt;/BaseURL&gt;</text:span></text:p>
          <text:p text:style-name="P1"><text:span text:style-name="T2">&lt;/MPD&gt;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Rectangle 74" draw:style-name="gr3" draw:text-style-name="P3" draw:layer="layout" svg:width="11.006cm" svg:height="1.057cm" svg:x="12.541cm" svg:y="16.119cm">
          <text:p text:style-name="P4"><text:span text:style-name="T3">seg.mp4</text:span></text:p>
          <draw:enhanced-geometry svg:viewBox="0 0 21600 21600" draw:type="rectangle" draw:enhanced-path="M 0 0 L 21600 0 21600 21600 0 21600 0 0 Z N"/>
        </draw:custom-shape>
        <draw:custom-shape draw:name="Rectangle 77" draw:style-name="gr3" draw:text-style-name="P3" draw:layer="layout" svg:width="1.481cm" svg:height="1.057cm" svg:x="12.541cm" svg:y="16.119cm">
          <text:p text:style-name="P4"><text:span text:style-name="T4">idx</text:span></text:p>
          <draw:enhanced-geometry svg:viewBox="0 0 21600 21600" draw:type="rectangle" draw:enhanced-path="M 0 0 L 21600 0 21600 21600 0 21600 0 0 Z N"/>
        </draw:custom-shape>
        <draw:line draw:name="Straight Connector 78" draw:style-name="gr6" draw:text-style-name="P5" draw:layer="layout" svg:x1="17.197cm" svg:y1="16.263cm" svg:x2="17.197cm" svg:y2="17.11cm">
          <text:p/>
        </draw:line>
        <draw:line draw:name="Straight Connector 79" draw:style-name="gr6" draw:text-style-name="P5" draw:layer="layout" svg:x1="20.372cm" svg:y1="16.263cm" svg:x2="20.372cm" svg:y2="17.11cm">
          <text:p/>
        </draw:line>
        <draw:connector draw:name="Straight Arrow Connector 80" draw:style-name="gr4" draw:text-style-name="P5" draw:layer="layout" svg:x1="8.519cm" svg:y1="16.33cm" svg:x2="12.329cm" svg:y2="16.542cm" svg:d="m8519 16330h1905v212h1905">
          <text:p/>
        </draw:connector>
        <draw:connector draw:name="Elbow Connector 83" draw:style-name="gr4" draw:text-style-name="P5" draw:layer="layout" svg:x1="13.299cm" svg:y1="16.136cm" svg:x2="15.521cm" svg:y2="16.101cm" svg:d="m13299 16136h1111v-35h1111">
          <text:p/>
        </draw:connector>
        <draw:connector draw:name="Elbow Connector 91" draw:style-name="gr4" draw:text-style-name="P5" draw:layer="layout" svg:x1="13.299cm" svg:y1="16.136cm" svg:x2="18.908cm" svg:y2="16.101cm" svg:d="m13299 16136h2805v-35h2804">
          <text:p/>
        </draw:connector>
        <draw:connector draw:name="Elbow Connector 96" draw:style-name="gr4" draw:text-style-name="P5" draw:layer="layout" svg:x1="13.299cm" svg:y1="16.136cm" svg:x2="22.083cm" svg:y2="16.101cm" svg:d="m13299 16136h4392v-35h4392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3" draw:display-name="Gradient 13" draw:style="linear" draw:start-color="#ffa7a4" draw:end-color="#ffe5e5" draw:start-intensity="100%" draw:end-intensity="100%" draw:angle="1800" draw:border="0%"/>
    <draw:gradient draw:name="Gradient_20_16" draw:display-name="Gradient 16" draw:style="linear" draw:start-color="#ffd2bc" draw:end-color="#fff1ec" draw:start-intensity="100%" draw:end-intensity="100%" draw:angle="1800" draw:border="0%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oni Alastruey</meta:initial-creator>
    <meta:creation-date>2011-11-19T04:00:31</meta:creation-date>
    <dc:date>2011-11-19T04:04:06</dc:date>
    <dc:creator>Andoni Alastruey</dc:creator>
    <meta:editing-duration>PT3M35S</meta:editing-duration>
    <meta:editing-cycles>1</meta:editing-cycles>
    <meta:document-statistic meta:object-count="37"/>
    <meta:generator>LibreOffice/3.4$Unix LibreOffice_project/340m1$Build-302</meta:generator>
  </office:meta>
</office:document-meta>
</file>